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Preformatted_20_Text">
      <style:text-properties fo:font-size="11pt" fo:font-weight="bold" style:font-size-asian="11pt" style:font-size-complex="11pt"/>
    </style:style>
    <style:style style:name="P3" style:family="paragraph" style:parent-style-name="Preformatted_20_Text">
      <style:text-properties fo:font-size="11pt" style:font-size-asian="11pt" style:font-size-complex="11pt"/>
    </style:style>
    <style:style style:name="P4" style:family="paragraph" style:parent-style-name="Preformatted_20_Text">
      <style:text-properties fo:font-size="11pt" officeooo:paragraph-rsid="001cf63e" style:font-size-asian="11pt" style:font-size-complex="11pt"/>
    </style:style>
    <style:style style:name="P5" style:family="paragraph" style:parent-style-name="Preformatted_20_Text">
      <style:text-properties fo:font-size="11pt" officeooo:rsid="001e7b36" officeooo:paragraph-rsid="001e7b36" style:font-size-asian="11pt" style:font-size-complex="11pt"/>
    </style:style>
    <style:style style:name="P6" style:family="paragraph" style:parent-style-name="Preformatted_20_Text">
      <style:paragraph-properties fo:margin-top="0in" fo:margin-bottom="0.1965in" style:contextual-spacing="false"/>
      <style:text-properties fo:font-size="11pt" style:font-size-asian="11pt" style:font-size-complex="11pt"/>
    </style:style>
    <style:style style:name="P7" style:family="paragraph" style:parent-style-name="Preformatted_20_Text">
      <style:paragraph-properties fo:break-before="page"/>
      <style:text-properties fo:font-size="11pt" style:font-size-asian="11pt" style:font-size-complex="11pt"/>
    </style:style>
    <style:style style:name="P8" style:family="paragraph" style:parent-style-name="Preformatted_20_Text">
      <style:paragraph-properties fo:break-before="page"/>
      <style:text-properties fo:font-size="11pt" officeooo:paragraph-rsid="001cf63e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7.5 <text:s text:c="2"/>Weight/Volume Conversion Chart</text:p>
      <text:p text:style-name="P3"/>
      <text:p text:style-name="P3">This chart was once posted by T. Terrell Banks who got it from a now</text:p>
      <text:p text:style-name="P3">forgotten source. <text:s/>It was then preserved on William Chuang's Web site.</text:p>
      <text:p text:style-name="P3"/>
      <text:p text:style-name="P3"><text:s text:c="27"/>g/ <text:s text:c="3"/>ml/ <text:s text:c="4"/>g/ <text:s text:c="3"/>g/ <text:s text:c="3"/>g/ <text:s text:c="2"/>g/ <text:s text:c="3"/>cups/ <text:s text:c="2"/>cups/</text:p>
      <text:p text:style-name="P3"><text:s/>substance <text:s text:c="16"/>ml <text:s text:c="4"/>g <text:s text:c="5"/>tsp <text:s/>Tbsp <text:s/>floz <text:s/>cup <text:s text:c="4"/>lb <text:s text:c="4"/>kg</text:p>
      <text:p text:style-name="P3">-----------------------------------------------------------------------------</text:p>
      <text:p text:style-name="P3">allspice <text:s text:c="18"/>0.42 <text:s/>2.36 <text:s text:c="3"/>2.1 <text:s text:c="2"/>6.4 <text:s text:c="2"/>12 <text:s text:c="2"/>100 <text:s text:c="4"/>4.5 <text:s text:c="2"/>10.0</text:p>
      <text:p text:style-name="P3">almonds, ground <text:s text:c="11"/>0.36 <text:s/>2.78 <text:s text:c="3"/>1.8 <text:s text:c="2"/>5.4 <text:s text:c="2"/>10 <text:s text:c="3"/>85 <text:s text:c="4"/>5.3 <text:s text:c="2"/>11.8</text:p>
      <text:p text:style-name="P3">almonds, whole <text:s text:c="12"/>0.72 <text:s/>1.39 <text:s text:c="3"/>3.6 <text:s/>10.8 <text:s text:c="2"/>20 <text:s text:c="2"/>170 <text:s text:c="4"/>2.7 <text:s text:c="3"/>5.9</text:p>
      <text:p text:style-name="P3">anchovies <text:s text:c="17"/>1.02 <text:s/>0.98 <text:s text:c="3"/>5.1 <text:s/>15.3 <text:s text:c="2"/>28 <text:s text:c="2"/>240 <text:s text:c="4"/>1.9 <text:s text:c="3"/>4.2</text:p>
      <text:p text:style-name="P3">apples, dried <text:s text:c="13"/>0.38 <text:s/>2.62 <text:s text:c="3"/>1.9 <text:s text:c="2"/>5.7 <text:s text:c="2"/>10 <text:s text:c="3"/>90 <text:s text:c="4"/>5.0 <text:s text:c="2"/>11.1</text:p>
      <text:p text:style-name="P3">apples, sliced <text:s text:c="12"/>0.76 <text:s/>1.31 <text:s text:c="3"/>3.8 <text:s/>11.4 <text:s text:c="2"/>21 <text:s text:c="2"/>180 <text:s text:c="4"/>2.5 <text:s text:c="3"/>5.6</text:p>
      <text:p text:style-name="P3">apricots, dried <text:s text:c="11"/>0.64 <text:s/>1.57 <text:s text:c="3"/>3.2 <text:s text:c="2"/>9.5 <text:s text:c="2"/>18 <text:s text:c="2"/>150 <text:s text:c="4"/>3.0 <text:s text:c="3"/>6.7</text:p>
      <text:p text:style-name="P3">arrowroot <text:s text:c="17"/>0.95 <text:s/>1.05 <text:s text:c="3"/>4.8 <text:s/>14.3 <text:s text:c="2"/>27 <text:s text:c="2"/>225 <text:s text:c="4"/>2.0 <text:s text:c="3"/>4.4</text:p>
      <text:p text:style-name="P3">bacon fat <text:s text:c="17"/>0.76 <text:s/>1.31 <text:s text:c="3"/>3.8 <text:s/>11.4 <text:s text:c="2"/>21 <text:s text:c="2"/>180 <text:s text:c="4"/>2.5 <text:s text:c="3"/>5.6</text:p>
      <text:p text:style-name="P3">baking powder <text:s text:c="13"/>0.76 <text:s/>1.31 <text:s text:c="3"/>3.8 <text:s/>11.4 <text:s text:c="2"/>21 <text:s text:c="2"/>180 <text:s text:c="4"/>2.5 <text:s text:c="3"/>5.6</text:p>
      <text:p text:style-name="P3">baking soda <text:s text:c="15"/>0.87 <text:s/>1.15 <text:s text:c="3"/>4.3 <text:s/>13.0 <text:s text:c="2"/>24 <text:s text:c="2"/>205 <text:s text:c="4"/>2.2 <text:s text:c="3"/>4.9</text:p>
      <text:p text:style-name="P3">bamboo shoots <text:s text:c="13"/>1.14 <text:s/>0.87 <text:s text:c="3"/>5.7 <text:s/>17.2 <text:s text:c="2"/>32 <text:s text:c="2"/>270 <text:s text:c="4"/>1.7 <text:s text:c="3"/>3.7</text:p>
      <text:p text:style-name="P3">bananas, mashed <text:s text:c="11"/>0.97 <text:s/>1.03 <text:s text:c="3"/>4.9 <text:s/>14.6 <text:s text:c="2"/>27 <text:s text:c="2"/>230 <text:s text:c="4"/>2.0 <text:s text:c="3"/>4.3</text:p>
      <text:p text:style-name="P3">bananas, sliced <text:s text:c="11"/>0.76 <text:s/>1.31 <text:s text:c="3"/>3.8 <text:s/>11.4 <text:s text:c="2"/>21 <text:s text:c="2"/>180 <text:s text:c="4"/>2.5 <text:s text:c="3"/>5.6</text:p>
      <text:p text:style-name="P3">barley, uncooked <text:s text:c="10"/>0.78 <text:s/>1.28 <text:s text:c="3"/>3.9 <text:s/>11.8 <text:s text:c="2"/>22 <text:s text:c="2"/>185 <text:s text:c="4"/>2.5 <text:s text:c="3"/>5.4</text:p>
      <text:p text:style-name="P3">basil, dried <text:s text:c="14"/>0.11 <text:s/>9.44 <text:s text:c="3"/>0.5 <text:s text:c="2"/>1.6 <text:s text:c="3"/>3 <text:s text:c="3"/>25 <text:s text:c="3"/>18.1 <text:s text:c="2"/>40.0</text:p>
      <text:p text:style-name="P3">beans, dried <text:s text:c="14"/>0.85 <text:s/>1.18 <text:s text:c="3"/>4.2 <text:s/>12.7 <text:s text:c="2"/>24 <text:s text:c="2"/>200 <text:s text:c="4"/>2.3 <text:s text:c="3"/>5.0</text:p>
      <text:p text:style-name="P3">beef, cooked <text:s text:c="14"/>0.97 <text:s/>1.03 <text:s text:c="3"/>4.9 <text:s/>14.6 <text:s text:c="2"/>27 <text:s text:c="2"/>230 <text:s text:c="4"/>2.0 <text:s text:c="3"/>4.3</text:p>
      <text:p text:style-name="P3">beef, raw <text:s text:c="17"/>0.93 <text:s/>1.07 <text:s text:c="3"/>4.7 <text:s/>14.0 <text:s text:c="2"/>26 <text:s text:c="2"/>220 <text:s text:c="4"/>2.1 <text:s text:c="3"/>4.5</text:p>
      <text:p text:style-name="P3">biscuit mix (Bisquick) <text:s text:c="4"/>0.55 <text:s/>1.82 <text:s text:c="3"/>2.8 <text:s text:c="2"/>8.3 <text:s text:c="2"/>15 <text:s text:c="2"/>130 <text:s text:c="4"/>3.5 <text:s text:c="3"/>7.7</text:p>
      <text:p text:style-name="P3">blue corn meal <text:s text:c="12"/>0.51 <text:s/>1.97 <text:s text:c="3"/>2.5 <text:s text:c="2"/>7.6 <text:s text:c="2"/>14 <text:s text:c="2"/>120 <text:s text:c="4"/>3.8 <text:s text:c="3"/>8.3</text:p>
      <text:p text:style-name="P3">bran, unsifted <text:s text:c="12"/>0.23 <text:s/>4.29 <text:s text:c="3"/>1.2 <text:s text:c="2"/>3.5 <text:s text:c="3"/>6 <text:s text:c="3"/>55 <text:s text:c="4"/>8.2 <text:s text:c="2"/>18.2</text:p>
      <text:p text:style-name="P3">brazil nuts, whole <text:s text:c="8"/>0.64 <text:s/>1.57 <text:s text:c="3"/>3.2 <text:s text:c="2"/>9.5 <text:s text:c="2"/>18 <text:s text:c="2"/>150 <text:s text:c="4"/>3.0 <text:s text:c="3"/>6.7</text:p>
      <text:p text:style-name="P3">bread crumbs, fresh <text:s text:c="7"/>0.25 <text:s/>3.93 <text:s text:c="3"/>1.3 <text:s text:c="2"/>3.8 <text:s text:c="3"/>7 <text:s text:c="3"/>60 <text:s text:c="4"/>7.6 <text:s text:c="2"/>16.7</text:p>
      <text:p text:style-name="P3">bread crumbs, packaged <text:s text:c="4"/>0.51 <text:s/>1.97 <text:s text:c="3"/>2.5 <text:s text:c="2"/>7.6 <text:s text:c="2"/>14 <text:s text:c="2"/>120 <text:s text:c="4"/>3.8 <text:s text:c="3"/>8.3</text:p>
      <text:p text:style-name="P3">buckwheat groats <text:s text:c="10"/>0.72 <text:s/>1.39 <text:s text:c="3"/>3.6 <text:s/>10.8 <text:s text:c="2"/>20 <text:s text:c="2"/>170 <text:s text:c="4"/>2.7 <text:s text:c="3"/>5.9</text:p>
      <text:p text:style-name="P3">butter <text:s text:c="20"/>0.97 <text:s/>1.03 <text:s text:c="3"/>4.9 <text:s/>14.6 <text:s text:c="2"/>27 <text:s text:c="2"/>230 <text:s text:c="4"/>2.0 <text:s text:c="3"/>4.3</text:p>
      <text:p text:style-name="P3">cabbage, shredded <text:s text:c="9"/>1.44 <text:s/>0.69 <text:s text:c="3"/>7.2 <text:s/>21.6 <text:s text:c="2"/>40 <text:s text:c="2"/>340 <text:s text:c="4"/>1.3 <text:s text:c="3"/>2.9</text:p>
      <text:p text:style-name="P3">cake crumbs, fresh <text:s text:c="8"/>0.38 <text:s/>2.62 <text:s text:c="3"/>1.9 <text:s text:c="2"/>5.7 <text:s text:c="2"/>10 <text:s text:c="3"/>90 <text:s text:c="4"/>5.0 <text:s text:c="2"/>11.1</text:p>
      <text:p text:style-name="P3">candied lemon peel <text:s text:c="8"/>0.57 <text:s/>1.75 <text:s text:c="3"/>2.9 <text:s text:c="2"/>8.6 <text:s text:c="2"/>16 <text:s text:c="2"/>135 <text:s text:c="4"/>3.4 <text:s text:c="3"/>7.4</text:p>
      <text:p text:style-name="P3">candied orange peel <text:s text:c="7"/>0.53 <text:s/>1.89 <text:s text:c="3"/>2.6 <text:s text:c="2"/>7.9 <text:s text:c="2"/>15 <text:s text:c="2"/>125 <text:s text:c="4"/>3.6 <text:s text:c="3"/>8.0</text:p>
      <text:p text:style-name="P3"/>
      <text:p text:style-name="P7"><text:s text:c="27"/>g/ <text:s text:c="3"/>ml/ <text:s text:c="4"/>g/ <text:s text:c="3"/>g/ <text:s text:c="3"/>g/ <text:s text:c="2"/>g/ <text:s text:c="3"/>cups/ <text:s text:c="2"/>cups/</text:p>
      <text:p text:style-name="P3"><text:s/>substance <text:s text:c="16"/>ml <text:s text:c="4"/>g <text:s text:c="5"/>tsp <text:s/>Tbsp <text:s/>floz <text:s/>cup <text:s text:c="4"/>lb <text:s text:c="4"/>kg</text:p>
      <text:p text:style-name="P3">-----------------------------------------------------------------------------</text:p>
      <text:p text:style-name="P3">cashews, oil roasted <text:s text:c="6"/>0.47 <text:s/>2.15 <text:s text:c="3"/>2.3 <text:s text:c="2"/>7.0 <text:s text:c="2"/>13 <text:s text:c="2"/>110 <text:s text:c="4"/>4.1 <text:s text:c="3"/>9.1</text:p>
      <text:p text:style-name="P3">cauliflower fleurets <text:s text:c="6"/>0.97 <text:s/>1.03 <text:s text:c="3"/>4.9 <text:s/>14.6 <text:s text:c="2"/>27 <text:s text:c="2"/>230 <text:s text:c="4"/>2.0 <text:s text:c="3"/>4.3</text:p>
      <text:p text:style-name="P3">celery seed <text:s text:c="15"/>0.51 <text:s/>1.97 <text:s text:c="3"/>2.5 <text:s text:c="2"/>7.6 <text:s text:c="2"/>14 <text:s text:c="2"/>120 <text:s text:c="4"/>3.8 <text:s text:c="3"/>8.3</text:p>
      <text:p text:style-name="P3">cereal, Rice Krispies <text:s text:c="5"/>0.09 10.73 <text:s text:c="3"/>0.5 <text:s text:c="2"/>1.4 <text:s text:c="3"/>2 <text:s text:c="3"/>22 <text:s text:c="3"/>20.6 <text:s text:c="2"/>45.5</text:p>
      <text:p text:style-name="P3">cheese, cheddar, grated <text:s text:c="3"/>0.51 <text:s/>1.97 <text:s text:c="3"/>2.5 <text:s text:c="2"/>7.6 <text:s text:c="2"/>14 <text:s text:c="2"/>120 <text:s text:c="4"/>3.8 <text:s text:c="3"/>8.3</text:p>
      <text:p text:style-name="P3">cheese, colby, grated <text:s text:c="5"/>0.47 <text:s/>2.15 <text:s text:c="3"/>2.3 <text:s text:c="2"/>7.0 <text:s text:c="2"/>13 <text:s text:c="2"/>110 <text:s text:c="4"/>4.1 <text:s text:c="3"/>9.1</text:p>
      <text:p text:style-name="P3">cheese, cottage <text:s text:c="11"/>0.97 <text:s/>1.03 <text:s text:c="3"/>4.9 <text:s/>14.6 <text:s text:c="2"/>27 <text:s text:c="2"/>230 <text:s text:c="4"/>2.0 <text:s text:c="3"/>4.3</text:p>
      <text:p text:style-name="P3">cheese, cream <text:s text:c="13"/>1.02 <text:s/>0.98 <text:s text:c="3"/>5.1 <text:s/>15.3 <text:s text:c="2"/>28 <text:s text:c="2"/>240 <text:s text:c="4"/>1.9 <text:s text:c="3"/>4.2</text:p>
      <text:p text:style-name="P3">cheese, grated parmesan <text:s text:c="3"/>0.76 <text:s/>1.31 <text:s text:c="3"/>3.8 <text:s/>11.4 <text:s text:c="2"/>21 <text:s text:c="2"/>180 <text:s text:c="4"/>2.5 <text:s text:c="3"/>5.6</text:p>
      <text:p text:style-name="P3">cheese, jack, grated <text:s text:c="6"/>0.55 <text:s/>1.82 <text:s text:c="3"/>2.8 <text:s text:c="2"/>8.3 <text:s text:c="2"/>15 <text:s text:c="2"/>130 <text:s text:c="4"/>3.5 <text:s text:c="3"/>7.7</text:p>
      <text:p text:style-name="P5">chili powder <text:s text:c="28"/>2.0</text:p>
      <text:p text:style-name="P3">chives, chopped dried <text:s text:c="5"/>0.03 29.50 <text:s text:c="3"/>0.2 <text:s text:c="2"/>0.5 <text:s text:c="3"/>0 <text:s text:c="4"/>8 <text:s text:c="3"/>56.7 <text:s/>125.0</text:p>
      <text:p text:style-name="P3">chives, chopped fresh <text:s text:c="5"/>0.21 <text:s/>4.72 <text:s text:c="3"/>1.1 <text:s text:c="2"/>3.2 <text:s text:c="3"/>6 <text:s text:c="3"/>50 <text:s text:c="4"/>9.1 <text:s text:c="2"/>20.0</text:p>
      <text:p text:style-name="P3">chocolate chips <text:s text:c="11"/>0.76 <text:s/>1.31 <text:s text:c="3"/>3.8 <text:s/>11.4 <text:s text:c="2"/>21 <text:s text:c="2"/>180 <text:s text:c="4"/>2.5 <text:s text:c="3"/>5.6</text:p>
      <text:p text:style-name="P3">chocolate, cocoa powder <text:s text:c="3"/>0.47 <text:s/>2.15 <text:s text:c="3"/>2.3 <text:s text:c="2"/>7.0 <text:s text:c="2"/>13 <text:s text:c="2"/>110 <text:s text:c="4"/>4.1 <text:s text:c="3"/>9.1</text:p>
      <text:p text:style-name="P3">chocolate, grated <text:s text:c="9"/>0.42 <text:s/>2.36 <text:s text:c="3"/>2.1 <text:s text:c="2"/>6.4 <text:s text:c="2"/>12 <text:s text:c="2"/>100 <text:s text:c="4"/>4.5 <text:s text:c="2"/>10.0</text:p>
      <text:p text:style-name="P3">chocolate, melted <text:s text:c="9"/>1.02 <text:s/>0.98 <text:s text:c="3"/>5.1 <text:s/>15.3 <text:s text:c="2"/>28 <text:s text:c="2"/>240 <text:s text:c="4"/>1.9 <text:s text:c="3"/>4.2</text:p>
      <text:p text:style-name="P3">cinnamon, ground <text:s text:c="10"/>0.51 <text:s/>1.97 <text:s text:c="3"/>2.5 <text:s text:c="2"/>7.6 <text:s text:c="2"/>14 <text:s text:c="2"/>120 <text:s text:c="4"/>3.8 <text:s text:c="3"/>8.3</text:p>
      <text:p text:style-name="P3">cloves, ground <text:s text:c="12"/>0.40 <text:s/>2.48 <text:s text:c="3"/>2.0 <text:s text:c="2"/>6.0 <text:s text:c="2"/>11 <text:s text:c="3"/>95 <text:s text:c="4"/>4.8 <text:s text:c="2"/>10.5</text:p>
      <text:p text:style-name="P3">cloves, whole <text:s text:c="13"/>0.38 <text:s/>2.62 <text:s text:c="3"/>1.9 <text:s text:c="2"/>5.7 <text:s text:c="2"/>10 <text:s text:c="3"/>90 <text:s text:c="4"/>5.0 <text:s text:c="2"/>11.1</text:p>
      <text:p text:style-name="P3">coconut, shredded <text:s text:c="9"/>0.32 <text:s/>3.15 <text:s text:c="3"/>1.6 <text:s text:c="2"/>4.8 <text:s text:c="3"/>9 <text:s text:c="3"/>75 <text:s text:c="4"/>6.0 <text:s text:c="2"/>13.3</text:p>
      <text:p text:style-name="P3">coffee, ground <text:s text:c="12"/>0.38 <text:s/>2.62 <text:s text:c="3"/>1.9 <text:s text:c="2"/>5.7 <text:s text:c="2"/>10 <text:s text:c="3"/>90 <text:s text:c="4"/>5.0 <text:s text:c="2"/>11.1</text:p>
      <text:p text:style-name="P3">coffee, instant <text:s text:c="11"/>0.23 <text:s/>4.29 <text:s text:c="3"/>1.2 <text:s text:c="2"/>3.5 <text:s text:c="3"/>6 <text:s text:c="3"/>55 <text:s text:c="4"/>8.2 <text:s text:c="2"/>18.2</text:p>
      <text:p text:style-name="P3">cornmeal <text:s text:c="18"/>0.72 <text:s/>1.39 <text:s text:c="3"/>3.6 <text:s/>10.8 <text:s text:c="2"/>20 <text:s text:c="2"/>170 <text:s text:c="4"/>2.7 <text:s text:c="3"/>5.9</text:p>
      <text:p text:style-name="P3">cornstarch (cornflour) <text:s text:c="4"/>0.64 <text:s/>1.57 <text:s text:c="3"/>3.2 <text:s text:c="2"/>9.5 <text:s text:c="2"/>18 <text:s text:c="2"/>150 <text:s text:c="4"/>3.0 <text:s text:c="3"/>6.7</text:p>
      <text:p text:style-name="P5">couscous, dry <text:s text:c="44"/>230</text:p>
      <text:p text:style-name="P3">cracker crumbs <text:s text:c="12"/>0.25 <text:s/>3.93 <text:s text:c="3"/>1.3 <text:s text:c="2"/>3.8 <text:s text:c="3"/>7 <text:s text:c="3"/>60 <text:s text:c="4"/>7.6 <text:s text:c="2"/>16.7</text:p>
      <text:p text:style-name="P3">cranberries <text:s text:c="15"/>0.42 <text:s/>2.36 <text:s text:c="3"/>2.1 <text:s text:c="2"/>6.4 <text:s text:c="2"/>12 <text:s text:c="2"/>100 <text:s text:c="4"/>4.5 <text:s text:c="2"/>10.0</text:p>
      <text:p text:style-name="P3">cream of tartar <text:s text:c="11"/>0.64 <text:s/>1.57 <text:s text:c="3"/>3.2 <text:s text:c="2"/>9.5 <text:s text:c="2"/>18 <text:s text:c="2"/>150 <text:s text:c="4"/>3.0 <text:s text:c="3"/>6.7</text:p>
      <text:p text:style-name="P3">cream of wheat <text:s text:c="12"/>0.76 <text:s/>1.31 <text:s text:c="3"/>3.8 <text:s/>11.4 <text:s text:c="2"/>21 <text:s text:c="2"/>180 <text:s text:c="4"/>2.5 <text:s text:c="3"/>5.6</text:p>
      <text:p text:style-name="P3">crisco, melted <text:s text:c="12"/>0.89 <text:s/>1.12 <text:s text:c="3"/>4.4 <text:s/>13.3 <text:s text:c="2"/>25 <text:s text:c="2"/>210 <text:s text:c="4"/>2.2 <text:s text:c="3"/>4.8</text:p>
      <text:p text:style-name="P3">crisco, solid <text:s text:c="13"/>0.93 <text:s/>1.07 <text:s text:c="3"/>4.7 <text:s/>14.0 <text:s text:c="2"/>26 <text:s text:c="2"/>220 <text:s text:c="4"/>2.1 <text:s text:c="3"/>4.5</text:p>
      <text:p text:style-name="P3">currants <text:s text:c="18"/>0.64 <text:s/>1.57 <text:s text:c="3"/>3.2 <text:s text:c="2"/>9.5 <text:s text:c="2"/>18 <text:s text:c="2"/>150 <text:s text:c="4"/>3.0 <text:s text:c="3"/>6.7</text:p>
      <text:p text:style-name="P3"/>
      <text:p text:style-name="P3"/>
      <text:p text:style-name="P7"><text:s text:c="27"/>g/ <text:s text:c="3"/>ml/ <text:s text:c="4"/>g/ <text:s text:c="3"/>g/ <text:s text:c="3"/>g/ <text:s text:c="2"/>g/ <text:s text:c="3"/>cups/ <text:s text:c="2"/>cups/</text:p>
      <text:p text:style-name="P3"><text:s/>substance <text:s text:c="16"/>ml <text:s text:c="4"/>g <text:s text:c="5"/>tsp <text:s/>Tbsp <text:s/>floz <text:s/>cup <text:s text:c="4"/>lb <text:s text:c="4"/>kg</text:p>
      <text:p text:style-name="P3">-----------------------------------------------------------------------------</text:p>
      <text:p text:style-name="P3">dates, chopped <text:s text:c="12"/>0.64 <text:s/>1.57 <text:s text:c="3"/>3.2 <text:s text:c="2"/>9.5 <text:s text:c="2"/>18 <text:s text:c="2"/>150 <text:s text:c="4"/>3.0 <text:s text:c="3"/>6.7</text:p>
      <text:p text:style-name="P3">egg noodles <text:s text:c="15"/>0.38 <text:s/>2.62 <text:s text:c="3"/>1.9 <text:s text:c="2"/>5.7 <text:s text:c="2"/>10 <text:s text:c="3"/>90 <text:s text:c="4"/>5.0 <text:s text:c="2"/>11.1</text:p>
      <text:p text:style-name="P3">egg whites <text:s text:c="16"/>0.93 <text:s/>1.07 <text:s text:c="3"/>4.7 <text:s/>14.0 <text:s text:c="2"/>26 <text:s text:c="2"/>220 <text:s text:c="4"/>2.1 <text:s text:c="3"/>4.5</text:p>
      <text:p text:style-name="P3">egg yolks <text:s text:c="17"/>1.14 <text:s/>0.87 <text:s text:c="3"/>5.7 <text:s/>17.2 <text:s text:c="2"/>32 <text:s text:c="2"/>270 <text:s text:c="4"/>1.7 <text:s text:c="3"/>3.7</text:p>
      <text:p text:style-name="P3">eggs, beaten <text:s text:c="14"/>0.97 <text:s/>1.03 <text:s text:c="3"/>4.9 <text:s/>14.6 <text:s text:c="2"/>27 <text:s text:c="2"/>230 <text:s text:c="4"/>2.0 <text:s text:c="3"/>4.3</text:p>
      <text:p text:style-name="P3">evaporated milk <text:s text:c="11"/>0.93 <text:s/>1.07 <text:s text:c="3"/>4.7 <text:s/>14.0 <text:s text:c="2"/>26 <text:s text:c="2"/>220 <text:s text:c="4"/>2.1 <text:s text:c="3"/>4.5</text:p>
      <text:p text:style-name="P3">farina <text:s text:c="20"/>0.76 <text:s/>1.31 <text:s text:c="3"/>3.8 <text:s/>11.4 <text:s text:c="2"/>21 <text:s text:c="2"/>180 <text:s text:c="4"/>2.5 <text:s text:c="3"/>5.6</text:p>
      <text:p text:style-name="P3">figs, dried <text:s text:c="15"/>0.70 <text:s/>1.43 <text:s text:c="3"/>3.5 <text:s/>10.5 <text:s text:c="2"/>19 <text:s text:c="2"/>165 <text:s text:c="4"/>2.7 <text:s text:c="3"/>6.1</text:p>
      <text:p text:style-name="P3">flour, Deaf Smith <text:s text:c="9"/>0.55 <text:s/>1.82 <text:s text:c="3"/>2.8 <text:s text:c="2"/>8.3 <text:s text:c="2"/>15 <text:s text:c="2"/>130 <text:s text:c="4"/>3.5 <text:s text:c="3"/>7.7</text:p>
      <text:p text:style-name="P3">flour, U.K. self-raising <text:s text:c="2"/>0.47 <text:s/>2.15 <text:s text:c="3"/>2.3 <text:s text:c="2"/>7.0 <text:s text:c="2"/>13 <text:s text:c="2"/>110 <text:s text:c="4"/>4.1 <text:s text:c="3"/>9.1</text:p>
      <text:p text:style-name="P3">flour, U.S. all-purpose <text:s text:c="3"/>0.42 <text:s/>2.36 <text:s text:c="3"/>2.1 <text:s text:c="2"/>6.4 <text:s text:c="2"/>12 <text:s text:c="2"/>100 <text:s text:c="4"/>4.5 <text:s text:c="2"/>10.0</text:p>
      <text:p text:style-name="P3">flour, buckwheat <text:s text:c="10"/>0.72 <text:s/>1.39 <text:s text:c="3"/>3.6 <text:s/>10.8 <text:s text:c="2"/>20 <text:s text:c="2"/>170 <text:s text:c="4"/>2.7 <text:s text:c="3"/>5.9</text:p>
      <text:p text:style-name="P3">flour, cake <text:s text:c="15"/>0.38 <text:s/>2.62 <text:s text:c="3"/>1.9 <text:s text:c="2"/>5.7 <text:s text:c="2"/>10 <text:s text:c="3"/>90 <text:s text:c="4"/>5.0 <text:s text:c="2"/>11.1</text:p>
      <text:p text:style-name="P3">flour, legume <text:s text:c="13"/>0.55 <text:s/>1.82 <text:s text:c="3"/>2.8 <text:s text:c="2"/>8.3 <text:s text:c="2"/>15 <text:s text:c="2"/>130 <text:s text:c="4"/>3.5 <text:s text:c="3"/>7.7</text:p>
      <text:p text:style-name="P3">flour, potato <text:s text:c="13"/>0.72 <text:s/>1.39 <text:s text:c="3"/>3.6 <text:s/>10.8 <text:s text:c="2"/>20 <text:s text:c="2"/>170 <text:s text:c="4"/>2.7 <text:s text:c="3"/>5.9</text:p>
      <text:p text:style-name="P3">flour, rice <text:s text:c="15"/>0.64 <text:s/>1.57 <text:s text:c="3"/>3.2 <text:s text:c="2"/>9.5 <text:s text:c="2"/>18 <text:s text:c="2"/>150 <text:s text:c="4"/>3.0 <text:s text:c="3"/>6.7</text:p>
      <text:p text:style-name="P3">flour, rye <text:s text:c="16"/>0.38 <text:s/>2.62 <text:s text:c="3"/>1.9 <text:s text:c="2"/>5.7 <text:s text:c="2"/>10 <text:s text:c="3"/>90 <text:s text:c="4"/>5.0 <text:s text:c="2"/>11.1</text:p>
      <text:p text:style-name="P3">flour, semolina <text:s text:c="11"/>0.74 <text:s/>1.35 <text:s text:c="3"/>3.7 <text:s/>11.1 <text:s text:c="2"/>21 <text:s text:c="2"/>175 <text:s text:c="4"/>2.6 <text:s text:c="3"/>5.7</text:p>
      <text:p text:style-name="P3">flour, wheat bread <text:s text:c="8"/>0.42 <text:s/>2.36 <text:s text:c="3"/>2.1 <text:s text:c="2"/>6.4 <text:s text:c="2"/>12 <text:s text:c="2"/>100 <text:s text:c="4"/>4.5 <text:s text:c="2"/>10.0</text:p>
      <text:p text:style-name="P3">flour, whole wheat <text:s text:c="8"/>0.55 <text:s/>1.82 <text:s text:c="3"/>2.8 <text:s text:c="2"/>8.3 <text:s text:c="2"/>15 <text:s text:c="2"/>130 <text:s text:c="4"/>3.5 <text:s text:c="3"/>7.7</text:p>
      <text:p text:style-name="P3">fungus, wood ear <text:s text:c="10"/>0.42 <text:s/>2.36 <text:s text:c="3"/>2.1 <text:s text:c="2"/>6.4 <text:s text:c="2"/>12 <text:s text:c="2"/>100 <text:s text:c="4"/>4.5 <text:s text:c="2"/>10.0</text:p>
      <text:p text:style-name="P3">garlic <text:s text:c="20"/>0.68 <text:s/>1.48 <text:s text:c="3"/>3.4 <text:s/>10.2 <text:s text:c="2"/>19 <text:s text:c="2"/>160 <text:s text:c="4"/>2.8 <text:s text:c="3"/>6.3</text:p>
      <text:p text:style-name="P3">garlic, minced <text:s text:c="12"/>0.64 <text:s/>1.57 <text:s text:c="3"/>3.2 <text:s text:c="2"/>9.5 <text:s text:c="2"/>18 <text:s text:c="2"/>150 <text:s text:c="4"/>3.0 <text:s text:c="3"/>6.7</text:p>
      <text:p text:style-name="P3">gelatin <text:s text:c="19"/>0.93 <text:s/>1.07 <text:s text:c="3"/>4.7 <text:s/>14.0 <text:s text:c="2"/>26 <text:s text:c="2"/>220 <text:s text:c="4"/>2.1 <text:s text:c="3"/>4.5</text:p>
      <text:p text:style-name="P3">ginger, crystal <text:s text:c="11"/>1.02 <text:s/>0.98 <text:s text:c="3"/>5.1 <text:s/>15.3 <text:s text:c="2"/>28 <text:s text:c="2"/>240 <text:s text:c="4"/>1.9 <text:s text:c="3"/>4.2</text:p>
      <text:p text:style-name="P3">ginger, fresh <text:s text:c="13"/>0.97 <text:s/>1.03 <text:s text:c="3"/>4.9 <text:s/>14.6 <text:s text:c="2"/>27 <text:s text:c="2"/>230 <text:s text:c="4"/>2.0 <text:s text:c="3"/>4.3</text:p>
      <text:p text:style-name="P3">ginger, ground <text:s text:c="12"/>0.51 <text:s/>1.97 <text:s text:c="3"/>2.5 <text:s text:c="2"/>7.6 <text:s text:c="2"/>14 <text:s text:c="2"/>120 <text:s text:c="4"/>3.8 <text:s text:c="3"/>8.3</text:p>
      <text:p text:style-name="P3">graham cracker crumbs <text:s text:c="5"/>0.38 <text:s/>2.62 <text:s text:c="3"/>1.9 <text:s text:c="2"/>5.7 <text:s text:c="2"/>10 <text:s text:c="3"/>90 <text:s text:c="4"/>5.0 <text:s text:c="2"/>11.1</text:p>
      <text:p text:style-name="P3">grape nuts <text:s text:c="16"/>0.51 <text:s/>1.97 <text:s text:c="3"/>2.5 <text:s text:c="2"/>7.6 <text:s text:c="2"/>14 <text:s text:c="2"/>120 <text:s text:c="4"/>3.8 <text:s text:c="3"/>8.3</text:p>
      <text:p text:style-name="P3">gumdrops <text:s text:c="18"/>0.68 <text:s/>1.48 <text:s text:c="3"/>3.4 <text:s/>10.2 <text:s text:c="2"/>19 <text:s text:c="2"/>160 <text:s text:c="4"/>2.8 <text:s text:c="3"/>6.3</text:p>
      <text:p text:style-name="P3">gummi bears <text:s text:c="15"/>0.64 <text:s/>1.57 <text:s text:c="3"/>3.2 <text:s text:c="2"/>9.5 <text:s text:c="2"/>18 <text:s text:c="2"/>150 <text:s text:c="4"/>3.0 <text:s text:c="3"/>6.7</text:p>
      <text:p text:style-name="P3"/>
      <text:p text:style-name="P3"/>
      <text:p text:style-name="P7"><text:s text:c="27"/>g/ <text:s text:c="3"/>ml/ <text:s text:c="4"/>g/ <text:s text:c="3"/>g/ <text:s text:c="3"/>g/ <text:s text:c="2"/>g/ <text:s text:c="3"/>cups/ <text:s text:c="2"/>cups/</text:p>
      <text:p text:style-name="P3"><text:s/>substance <text:s text:c="16"/>ml <text:s text:c="4"/>g <text:s text:c="5"/>tsp <text:s/>Tbsp <text:s/>floz <text:s/>cup <text:s text:c="4"/>lb <text:s text:c="4"/>kg</text:p>
      <text:p text:style-name="P3">-----------------------------------------------------------------------------</text:p>
      <text:p text:style-name="P3">hazelnuts, whole <text:s text:c="10"/>0.72 <text:s/>1.39 <text:s text:c="3"/>3.6 <text:s/>10.8 <text:s text:c="2"/>20 <text:s text:c="2"/>170 <text:s text:c="4"/>2.7 <text:s text:c="3"/>5.9</text:p>
      <text:p text:style-name="P3">honey <text:s text:c="21"/>1.44 <text:s/>0.69 <text:s text:c="3"/>7.2 <text:s/>21.6 <text:s text:c="2"/>40 <text:s text:c="2"/>340 <text:s text:c="4"/>1.3 <text:s text:c="3"/>2.9</text:p>
      <text:p text:style-name="P3">kasha <text:s text:c="21"/>0.72 <text:s/>1.39 <text:s text:c="3"/>3.6 <text:s/>10.8 <text:s text:c="2"/>20 <text:s text:c="2"/>170 <text:s text:c="4"/>2.7 <text:s text:c="3"/>5.9</text:p>
      <text:p text:style-name="P3">lard <text:s text:c="22"/>0.93 <text:s/>1.07 <text:s text:c="3"/>4.7 <text:s/>14.0 <text:s text:c="2"/>26 <text:s text:c="2"/>220 <text:s text:c="4"/>2.1 <text:s text:c="3"/>4.5</text:p>
      <text:p text:style-name="P3">lemon rind, grated <text:s text:c="8"/>0.64 <text:s/>1.57 <text:s text:c="3"/>3.2 <text:s text:c="2"/>9.5 <text:s text:c="2"/>18 <text:s text:c="2"/>150 <text:s text:c="4"/>3.0 <text:s text:c="3"/>6.7</text:p>
      <text:p text:style-name="P3">lentils <text:s text:c="19"/>0.85 <text:s/>1.18 <text:s text:c="3"/>4.2 <text:s/>12.7 <text:s text:c="2"/>24 <text:s text:c="2"/>200 <text:s text:c="4"/>2.3 <text:s text:c="3"/>5.0</text:p>
      <text:p text:style-name="P3">macaroni, uncooked <text:s text:c="8"/>0.49 <text:s/>2.05 <text:s text:c="3"/>2.4 <text:s text:c="2"/>7.3 <text:s text:c="2"/>13 <text:s text:c="2"/>115 <text:s text:c="4"/>3.9 <text:s text:c="3"/>8.7</text:p>
      <text:p text:style-name="P3">margarine <text:s text:c="17"/>0.93 <text:s/>1.07 <text:s text:c="3"/>4.7 <text:s/>14.0 <text:s text:c="2"/>26 <text:s text:c="2"/>220 <text:s text:c="4"/>2.1 <text:s text:c="3"/>4.5</text:p>
      <text:p text:style-name="P3">marshmallows, small <text:s text:c="7"/>0.21 <text:s/>4.72 <text:s text:c="3"/>1.1 <text:s text:c="2"/>3.2 <text:s text:c="3"/>6 <text:s text:c="3"/>50 <text:s text:c="4"/>9.1 <text:s text:c="2"/>20.0</text:p>
      <text:p text:style-name="P3">mashed potatoes <text:s text:c="11"/>0.89 <text:s/>1.12 <text:s text:c="3"/>4.4 <text:s/>13.3 <text:s text:c="2"/>25 <text:s text:c="2"/>210 <text:s text:c="4"/>2.2 <text:s text:c="3"/>4.8</text:p>
      <text:p text:style-name="P3">mayonnaise <text:s text:c="16"/>0.93 <text:s/>1.07 <text:s text:c="3"/>4.7 <text:s/>14.0 <text:s text:c="2"/>26 <text:s text:c="2"/>220 <text:s text:c="4"/>2.1 <text:s text:c="3"/>4.5</text:p>
      <text:p text:style-name="P3">milk, evaporated <text:s text:c="10"/>0.93 <text:s/>1.07 <text:s text:c="3"/>4.7 <text:s/>14.0 <text:s text:c="2"/>26 <text:s text:c="2"/>220 <text:s text:c="4"/>2.1 <text:s text:c="3"/>4.5</text:p>
      <text:p text:style-name="P3">milk, powdered <text:s text:c="12"/>0.49 <text:s/>2.05 <text:s text:c="3"/>2.4 <text:s text:c="2"/>7.3 <text:s text:c="2"/>13 <text:s text:c="2"/>115 <text:s text:c="4"/>3.9 <text:s text:c="3"/>8.7</text:p>
      <text:p text:style-name="P3">molasses <text:s text:c="18"/>1.48 <text:s/>0.67 <text:s text:c="3"/>7.4 <text:s/>22.2 <text:s text:c="2"/>42 <text:s text:c="2"/>350 <text:s text:c="4"/>1.3 <text:s text:c="3"/>2.9</text:p>
      <text:p text:style-name="P3">mushrooms, Chinese black <text:s text:c="2"/>0.21 <text:s/>4.72 <text:s text:c="3"/>1.1 <text:s text:c="2"/>3.2 <text:s text:c="3"/>6 <text:s text:c="3"/>50 <text:s text:c="4"/>9.1 <text:s text:c="2"/>20.0</text:p>
      <text:p text:style-name="P3">mushrooms, chopped <text:s text:c="8"/>0.32 <text:s/>3.15 <text:s text:c="3"/>1.6 <text:s text:c="2"/>4.8 <text:s text:c="3"/>9 <text:s text:c="3"/>75 <text:s text:c="4"/>6.0 <text:s text:c="2"/>13.3</text:p>
      <text:p text:style-name="P3">mushrooms, sliced <text:s text:c="9"/>0.28 <text:s/>3.63 <text:s text:c="3"/>1.4 <text:s text:c="2"/>4.1 <text:s text:c="3"/>7 <text:s text:c="3"/>65 <text:s text:c="4"/>7.0 <text:s text:c="2"/>15.4</text:p>
      <text:p text:style-name="P3">mushrooms, whole <text:s text:c="10"/>0.25 <text:s/>3.93 <text:s text:c="3"/>1.3 <text:s text:c="2"/>3.8 <text:s text:c="3"/>7 <text:s text:c="3"/>60 <text:s text:c="4"/>7.6 <text:s text:c="2"/>16.7</text:p>
      <text:p text:style-name="P3">mustard seed <text:s text:c="14"/>0.64 <text:s/>1.57 <text:s text:c="3"/>3.2 <text:s text:c="2"/>9.5 <text:s text:c="2"/>18 <text:s text:c="2"/>150 <text:s text:c="4"/>3.0 <text:s text:c="3"/>6.7</text:p>
      <text:p text:style-name="P3">mustard, dry <text:s text:c="14"/>0.49 <text:s/>2.05 <text:s text:c="3"/>2.4 <text:s text:c="2"/>7.3 <text:s text:c="2"/>13 <text:s text:c="2"/>115 <text:s text:c="4"/>3.9 <text:s text:c="3"/>8.7</text:p>
      <text:p text:style-name="P3">mustard, prepared <text:s text:c="9"/>1.06 <text:s/>0.94 <text:s text:c="3"/>5.3 <text:s/>15.9 <text:s text:c="2"/>30 <text:s text:c="2"/>250 <text:s text:c="4"/>1.8 <text:s text:c="3"/>4.0</text:p>
      <text:p text:style-name="P3">oatmeal, uncooked <text:s text:c="9"/>0.34 <text:s/>2.95 <text:s text:c="3"/>1.7 <text:s text:c="2"/>5.1 <text:s text:c="3"/>9 <text:s text:c="3"/>80 <text:s text:c="4"/>5.7 <text:s text:c="2"/>12.5</text:p>
      <text:p text:style-name="P3">oats, rolled <text:s text:c="14"/>0.34 <text:s/>2.95 <text:s text:c="3"/>1.7 <text:s text:c="2"/>5.1 <text:s text:c="3"/>9 <text:s text:c="3"/>80 <text:s text:c="4"/>5.7 <text:s text:c="2"/>12.5</text:p>
      <text:p text:style-name="P3">oats, steel-cut <text:s text:c="11"/>0.68 <text:s/>1.48 <text:s text:c="3"/>3.4 <text:s/>10.2 <text:s text:c="2"/>19 <text:s text:c="2"/>160 <text:s text:c="4"/>2.8 <text:s text:c="3"/>6.3</text:p>
      <text:p text:style-name="P3">oil, vegetable <text:s text:c="12"/>0.89 <text:s/>1.12 <text:s text:c="3"/>4.4 <text:s/>13.3 <text:s text:c="2"/>25 <text:s text:c="2"/>210 <text:s text:c="4"/>2.2 <text:s text:c="3"/>4.8</text:p>
      <text:p text:style-name="P3">olive oil <text:s text:c="17"/>0.81 <text:s/>1.24 <text:s text:c="3"/>4.0 <text:s/>12.1 <text:s text:c="2"/>22 <text:s text:c="2"/>190 <text:s text:c="4"/>2.4 <text:s text:c="3"/>5.3</text:p>
      <text:p text:style-name="P3">olives, chopped <text:s text:c="11"/>0.76 <text:s/>1.31 <text:s text:c="3"/>3.8 <text:s/>11.4 <text:s text:c="2"/>21 <text:s text:c="2"/>180 <text:s text:c="4"/>2.5 <text:s text:c="3"/>5.6</text:p>
      <text:p text:style-name="P3">onion, chopped <text:s text:c="12"/>0.64 <text:s/>1.57 <text:s text:c="3"/>3.2 <text:s text:c="2"/>9.5 <text:s text:c="2"/>18 <text:s text:c="2"/>150 <text:s text:c="4"/>3.0 <text:s text:c="3"/>6.7</text:p>
      <text:p text:style-name="P3">onion, minced <text:s text:c="13"/>0.85 <text:s/>1.18 <text:s text:c="3"/>4.2 <text:s/>12.7 <text:s text:c="2"/>24 <text:s text:c="2"/>200 <text:s text:c="4"/>2.3 <text:s text:c="3"/>5.0</text:p>
      <text:p text:style-name="P3">onion, sliced <text:s text:c="13"/>0.55 <text:s/>1.82 <text:s text:c="3"/>2.8 <text:s text:c="2"/>8.3 <text:s text:c="2"/>15 <text:s text:c="2"/>130 <text:s text:c="4"/>3.5 <text:s text:c="3"/>7.7</text:p>
      <text:p text:style-name="P3">orange rind, grated <text:s text:c="7"/>0.38 <text:s/>2.62 <text:s text:c="3"/>1.9 <text:s text:c="2"/>5.7 <text:s text:c="2"/>10 <text:s text:c="3"/>90 <text:s text:c="4"/>5.0 <text:s text:c="2"/>11.1</text:p>
      <text:p text:style-name="P3"/>
      <text:p text:style-name="P3"/>
      <text:p text:style-name="P7"><text:s text:c="27"/>g/ <text:s text:c="3"/>ml/ <text:s text:c="4"/>g/ <text:s text:c="3"/>g/ <text:s text:c="3"/>g/ <text:s text:c="2"/>g/ <text:s text:c="3"/>cups/ <text:s text:c="2"/>cups/</text:p>
      <text:p text:style-name="P3"><text:s/>substance <text:s text:c="16"/>ml <text:s text:c="4"/>g <text:s text:c="5"/>tsp <text:s/>Tbsp <text:s/>floz <text:s/>cup <text:s text:c="4"/>lb <text:s text:c="4"/>kg</text:p>
      <text:p text:style-name="P3">-----------------------------------------------------------------------------</text:p>
      <text:p text:style-name="P3">oreo cookies, crushed <text:s text:c="5"/>0.51 <text:s/>1.97 <text:s text:c="3"/>2.5 <text:s text:c="2"/>7.6 <text:s text:c="2"/>14 <text:s text:c="2"/>120 <text:s text:c="4"/>3.8 <text:s text:c="3"/>8.3</text:p>
      <text:p text:style-name="P3">paprika <text:s text:c="19"/>0.49 <text:s/>2.05 <text:s text:c="3"/>2.4 <text:s text:c="2"/>7.3 <text:s text:c="2"/>13 <text:s text:c="2"/>115 <text:s text:c="4"/>3.9 <text:s text:c="3"/>8.7</text:p>
      <text:p text:style-name="P3">parsley, fresh <text:s text:c="12"/>0.17 <text:s/>5.90 <text:s text:c="3"/>0.8 <text:s text:c="2"/>2.5 <text:s text:c="3"/>4 <text:s text:c="3"/>40 <text:s text:c="3"/>11.3 <text:s text:c="2"/>25.0</text:p>
      <text:p text:style-name="P3">pasta, egg noodles <text:s text:c="8"/>0.38 <text:s/>2.62 <text:s text:c="3"/>1.9 <text:s text:c="2"/>5.7 <text:s text:c="2"/>10 <text:s text:c="3"/>90 <text:s text:c="4"/>5.0 <text:s text:c="2"/>11.1</text:p>
      <text:p text:style-name="P3">pasta, macaroni <text:s text:c="11"/>0.49 <text:s/>2.05 <text:s text:c="3"/>2.4 <text:s text:c="2"/>7.3 <text:s text:c="2"/>13 <text:s text:c="2"/>115 <text:s text:c="4"/>3.9 <text:s text:c="3"/>8.7</text:p>
      <text:p text:style-name="P3">peanut butter <text:s text:c="13"/>0.76 <text:s/>1.31 <text:s text:c="3"/>3.8 <text:s/>11.4 <text:s text:c="2"/>21 <text:s text:c="2"/>180 <text:s text:c="4"/>2.5 <text:s text:c="3"/>5.6</text:p>
      <text:p text:style-name="P3">peanuts, chopped <text:s text:c="10"/>0.68 <text:s/>1.48 <text:s text:c="3"/>3.4 <text:s/>10.2 <text:s text:c="2"/>19 <text:s text:c="2"/>160 <text:s text:c="4"/>2.8 <text:s text:c="3"/>6.3</text:p>
      <text:p text:style-name="P3">peanuts, oil roasted <text:s text:c="6"/>0.64 <text:s/>1.57 <text:s text:c="3"/>3.2 <text:s text:c="2"/>9.5 <text:s text:c="2"/>18 <text:s text:c="2"/>150 <text:s text:c="4"/>3.0 <text:s text:c="3"/>6.7</text:p>
      <text:p text:style-name="P3">peas, uncooked <text:s text:c="12"/>0.64 <text:s/>1.57 <text:s text:c="3"/>3.2 <text:s text:c="2"/>9.5 <text:s text:c="2"/>18 <text:s text:c="2"/>150 <text:s text:c="4"/>3.0 <text:s text:c="3"/>6.7</text:p>
      <text:p text:style-name="P3">pecans, chopped <text:s text:c="11"/>0.51 <text:s/>1.97 <text:s text:c="3"/>2.5 <text:s text:c="2"/>7.6 <text:s text:c="2"/>14 <text:s text:c="2"/>120 <text:s text:c="4"/>3.8 <text:s text:c="3"/>8.3</text:p>
      <text:p text:style-name="P3">pecans, ground <text:s text:c="12"/>0.42 <text:s/>2.36 <text:s text:c="3"/>2.1 <text:s text:c="2"/>6.4 <text:s text:c="2"/>12 <text:s text:c="2"/>100 <text:s text:c="4"/>4.5 <text:s text:c="2"/>10.0</text:p>
      <text:p text:style-name="P3">pecans, shelled <text:s text:c="11"/>0.51 <text:s/>1.97 <text:s text:c="3"/>2.5 <text:s text:c="2"/>7.6 <text:s text:c="2"/>14 <text:s text:c="2"/>120 <text:s text:c="4"/>3.8 <text:s text:c="3"/>8.3</text:p>
      <text:p text:style-name="P3">peppercorns, black <text:s text:c="8"/>0.57 <text:s/>1.75 <text:s text:c="3"/>2.9 <text:s text:c="2"/>8.6 <text:s text:c="2"/>16 <text:s text:c="2"/>135 <text:s text:c="4"/>3.4 <text:s text:c="3"/>7.4</text:p>
      <text:p text:style-name="P3">peppercorns, white <text:s text:c="8"/>0.64 <text:s/>1.57 <text:s text:c="3"/>3.2 <text:s text:c="2"/>9.5 <text:s text:c="2"/>18 <text:s text:c="2"/>150 <text:s text:c="4"/>3.0 <text:s text:c="3"/>6.7</text:p>
      <text:p text:style-name="P3">peppers, chopped chili <text:s text:c="4"/>0.72 <text:s/>1.39 <text:s text:c="3"/>3.6 <text:s/>10.8 <text:s text:c="2"/>20 <text:s text:c="2"/>170 <text:s text:c="4"/>2.7 <text:s text:c="3"/>5.9</text:p>
      <text:p text:style-name="P3">pignolias (pine nuts) <text:s text:c="5"/>0.53 <text:s/>1.89 <text:s text:c="3"/>2.6 <text:s text:c="2"/>7.9 <text:s text:c="2"/>15 <text:s text:c="2"/>125 <text:s text:c="4"/>3.6 <text:s text:c="3"/>8.0</text:p>
      <text:p text:style-name="P3">poppy seeds <text:s text:c="15"/>0.57 <text:s/>1.75 <text:s text:c="3"/>2.9 <text:s text:c="2"/>8.6 <text:s text:c="2"/>16 <text:s text:c="2"/>135 <text:s text:c="4"/>3.4 <text:s text:c="3"/>7.4</text:p>
      <text:p text:style-name="P3">potatoes, cooked diced <text:s text:c="4"/>0.85 <text:s/>1.18 <text:s text:c="3"/>4.2 <text:s/>12.7 <text:s text:c="2"/>24 <text:s text:c="2"/>200 <text:s text:c="4"/>2.3 <text:s text:c="3"/>5.0</text:p>
      <text:p text:style-name="P3">potatoes, mashed <text:s text:c="10"/>0.89 <text:s/>1.12 <text:s text:c="3"/>4.4 <text:s/>13.3 <text:s text:c="2"/>25 <text:s text:c="2"/>210 <text:s text:c="4"/>2.2 <text:s text:c="3"/>4.8</text:p>
      <text:p text:style-name="P3">potatoes, sliced raw <text:s text:c="6"/>0.76 <text:s/>1.31 <text:s text:c="3"/>3.8 <text:s/>11.4 <text:s text:c="2"/>21 <text:s text:c="2"/>180 <text:s text:c="4"/>2.5 <text:s text:c="3"/>5.6</text:p>
      <text:p text:style-name="P3">pumpkin, cooked <text:s text:c="11"/>0.76 <text:s/>1.31 <text:s text:c="3"/>3.8 <text:s/>11.4 <text:s text:c="2"/>21 <text:s text:c="2"/>180 <text:s text:c="4"/>2.5 <text:s text:c="3"/>5.6</text:p>
      <text:p text:style-name="P3">raisins <text:s text:c="19"/>0.64 <text:s/>1.57 <text:s text:c="3"/>3.2 <text:s text:c="2"/>9.5 <text:s text:c="2"/>18 <text:s text:c="2"/>150 <text:s text:c="4"/>3.0 <text:s text:c="3"/>6.7</text:p>
      <text:p text:style-name="P3">rice, steamed <text:s text:c="13"/>0.68 <text:s/>1.48 <text:s text:c="3"/>3.4 <text:s/>10.2 <text:s text:c="2"/>19 <text:s text:c="2"/>160 <text:s text:c="4"/>2.8 <text:s text:c="3"/>6.3</text:p>
      <text:p text:style-name="P3">rice, uncooked <text:s text:c="12"/>0.89 <text:s/>1.12 <text:s text:c="3"/>4.4 <text:s/>13.3 <text:s text:c="2"/>25 <text:s text:c="2"/>210 <text:s text:c="4"/>2.2 <text:s text:c="3"/>4.8</text:p>
      <text:p text:style-name="P3">rice, uncooked Basmati <text:s text:c="4"/>0.83 <text:s/>1.21 <text:s text:c="3"/>4.1 <text:s/>12.4 <text:s text:c="2"/>23 <text:s text:c="2"/>195 <text:s text:c="4"/>2.3 <text:s text:c="3"/>5.1</text:p>
      <text:p text:style-name="P3">rice, wild <text:s text:c="16"/>0.61 <text:s/>1.63 <text:s text:c="3"/>3.1 <text:s text:c="2"/>9.2 <text:s text:c="2"/>17 <text:s text:c="2"/>145 <text:s text:c="4"/>3.1 <text:s text:c="3"/>6.9</text:p>
      <text:p text:style-name="P3">salt <text:s text:c="22"/>1.02 <text:s/>0.98 <text:s text:c="3"/>5.1 <text:s/>15.3 <text:s text:c="2"/>28 <text:s text:c="2"/>240 <text:s text:c="4"/>1.9 <text:s text:c="3"/>4.2</text:p>
      <text:p text:style-name="P3">scallions (green onions) <text:s text:c="2"/>0.21 <text:s/>4.72 <text:s text:c="3"/>1.1 <text:s text:c="2"/>3.2 <text:s text:c="3"/>6 <text:s text:c="3"/>50 <text:s text:c="4"/>9.1 <text:s text:c="2"/>20.0</text:p>
      <text:p text:style-name="P3">sesame seeds <text:s text:c="14"/>0.68 <text:s/>1.48 <text:s text:c="3"/>3.4 <text:s/>10.2 <text:s text:c="2"/>19 <text:s text:c="2"/>160 <text:s text:c="4"/>2.8 <text:s text:c="3"/>6.3</text:p>
      <text:p text:style-name="P3">shallots <text:s text:c="18"/>1.02 <text:s/>0.98 <text:s text:c="3"/>5.1 <text:s/>15.3 <text:s text:c="2"/>28 <text:s text:c="2"/>240 <text:s text:c="4"/>1.9 <text:s text:c="3"/>4.2</text:p>
      <text:p text:style-name="P3">sour cream <text:s text:c="16"/>0.51 <text:s/>1.97 <text:s text:c="3"/>2.5 <text:s text:c="2"/>7.6 <text:s text:c="2"/>14 <text:s text:c="2"/>120 <text:s text:c="4"/>3.8 <text:s text:c="3"/>8.3</text:p>
      <text:p text:style-name="P3"/>
      <text:p text:style-name="P4"><text:s/></text:p>
      <text:p text:style-name="P8"><text:s text:c="26"/>g/ <text:s text:c="3"/>ml/ <text:s text:c="4"/>g/ <text:s text:c="3"/>g/ <text:s text:c="3"/>g/ <text:s text:c="2"/>g/ <text:s text:c="3"/>cups/ <text:s text:c="2"/>cups/</text:p>
      <text:p text:style-name="P3"><text:s/>substance <text:s text:c="16"/>ml <text:s text:c="4"/>g <text:s text:c="5"/>tsp <text:s/>Tbsp <text:s/>floz <text:s/>cup <text:s text:c="4"/>lb <text:s text:c="4"/>kg</text:p>
      <text:p text:style-name="P3">-----------------------------------------------------------------------------</text:p>
      <text:p text:style-name="P3">spaghetti, uncooked <text:s text:c="7"/>0.51 <text:s/>1.97 <text:s text:c="3"/>2.5 <text:s text:c="2"/>7.6 <text:s text:c="2"/>14 <text:s text:c="2"/>120 <text:s text:c="4"/>3.8 <text:s text:c="3"/>8.3</text:p>
      <text:p text:style-name="P3">spinach, cooked <text:s text:c="11"/>0.76 <text:s/>1.31 <text:s text:c="3"/>3.8 <text:s/>11.4 <text:s text:c="2"/>21 <text:s text:c="2"/>180 <text:s text:c="4"/>2.5 <text:s text:c="3"/>5.6</text:p>
      <text:p text:style-name="P3">split peas <text:s text:c="16"/>0.85 <text:s/>1.18 <text:s text:c="3"/>4.2 <text:s/>12.7 <text:s text:c="2"/>24 <text:s text:c="2"/>200 <text:s text:c="4"/>2.3 <text:s text:c="3"/>5.0</text:p>
      <text:p text:style-name="P3">strawberries <text:s text:c="14"/>0.64 <text:s/>1.57 <text:s text:c="3"/>3.2 <text:s text:c="2"/>9.5 <text:s text:c="2"/>18 <text:s text:c="2"/>150 <text:s text:c="4"/>3.0 <text:s text:c="3"/>6.7</text:p>
      <text:p text:style-name="P3">sugar, brown <text:s text:c="14"/>0.85 <text:s/>1.18 <text:s text:c="3"/>4.2 <text:s/>12.7 <text:s text:c="2"/>24 <text:s text:c="2"/>200 <text:s text:c="4"/>2.3 <text:s text:c="3"/>5.0</text:p>
      <text:p text:style-name="P3">sugar, castor <text:s text:c="13"/>0.81 <text:s/>1.24 <text:s text:c="3"/>4.0 <text:s/>12.1 <text:s text:c="2"/>22 <text:s text:c="2"/>190 <text:s text:c="4"/>2.4 <text:s text:c="3"/>5.3</text:p>
      <text:p text:style-name="P3">sugar, confectioner's <text:s text:c="5"/>0.55 <text:s/>1.82 <text:s text:c="3"/>2.8 <text:s text:c="2"/>8.3 <text:s text:c="2"/>15 <text:s text:c="2"/>130 <text:s text:c="4"/>3.5 <text:s text:c="3"/>7.7</text:p>
      <text:p text:style-name="P3">sugar, granulated <text:s text:c="9"/>0.81 <text:s/>1.24 <text:s text:c="3"/>4.0 <text:s/>12.1 <text:s text:c="2"/>22 <text:s text:c="2"/>190 <text:s text:c="4"/>2.4 <text:s text:c="3"/>5.3</text:p>
      <text:p text:style-name="P3">sugar, powdered <text:s text:c="11"/>0.55 <text:s/>1.82 <text:s text:c="3"/>2.8 <text:s text:c="2"/>8.3 <text:s text:c="2"/>15 <text:s text:c="2"/>130 <text:s text:c="4"/>3.5 <text:s text:c="3"/>7.7</text:p>
      <text:p text:style-name="P3">sultanas <text:s text:c="18"/>0.64 <text:s/>1.57 <text:s text:c="3"/>3.2 <text:s text:c="2"/>9.5 <text:s text:c="2"/>18 <text:s text:c="2"/>150 <text:s text:c="4"/>3.0 <text:s text:c="3"/>6.7</text:p>
      <text:p text:style-name="P3">sweet potatoes, cooked <text:s text:c="4"/>1.02 <text:s/>0.98 <text:s text:c="3"/>5.1 <text:s/>15.3 <text:s text:c="2"/>28 <text:s text:c="2"/>240 <text:s text:c="4"/>1.9 <text:s text:c="3"/>4.2</text:p>
      <text:p text:style-name="P3">sweet potatoes, raw <text:s text:c="7"/>0.76 <text:s/>1.31 <text:s text:c="3"/>3.8 <text:s/>11.4 <text:s text:c="2"/>21 <text:s text:c="2"/>180 <text:s text:c="4"/>2.5 <text:s text:c="3"/>5.6</text:p>
      <text:p text:style-name="P3">syrup, corn <text:s text:c="15"/>1.48 <text:s/>0.67 <text:s text:c="3"/>7.4 <text:s/>22.2 <text:s text:c="2"/>42 <text:s text:c="2"/>350 <text:s text:c="4"/>1.3 <text:s text:c="3"/>2.9</text:p>
      <text:p text:style-name="P3">tea <text:s text:c="23"/>0.32 <text:s/>3.15 <text:s text:c="3"/>1.6 <text:s text:c="2"/>4.8 <text:s text:c="3"/>9 <text:s text:c="3"/>75 <text:s text:c="4"/>6.0 <text:s text:c="2"/>13.3</text:p>
      <text:p text:style-name="P3">tiger lily blossoms <text:s text:c="7"/>0.17 <text:s/>5.90 <text:s text:c="3"/>0.8 <text:s text:c="2"/>2.5 <text:s text:c="3"/>4 <text:s text:c="3"/>40 <text:s text:c="3"/>11.3 <text:s text:c="2"/>25.0</text:p>
      <text:p text:style-name="P3">tomatoes, chopped <text:s text:c="9"/>0.68 <text:s/>1.48 <text:s text:c="3"/>3.4 <text:s/>10.2 <text:s text:c="2"/>19 <text:s text:c="2"/>160 <text:s text:c="4"/>2.8 <text:s text:c="3"/>6.3</text:p>
      <text:p text:style-name="P3">tuna, canned <text:s text:c="14"/>0.85 <text:s/>1.18 <text:s text:c="3"/>4.2 <text:s/>12.7 <text:s text:c="2"/>24 <text:s text:c="2"/>200 <text:s text:c="4"/>2.3 <text:s text:c="3"/>5.0</text:p>
      <text:p text:style-name="P3">turmeric, ground <text:s text:c="10"/>0.59 <text:s/>1.69 <text:s text:c="3"/>3.0 <text:s text:c="2"/>8.9 <text:s text:c="2"/>16 <text:s text:c="2"/>140 <text:s text:c="4"/>3.2 <text:s text:c="3"/>7.1</text:p>
      <text:p text:style-name="P3">vanilla wafers, crushed <text:s text:c="3"/>0.68 <text:s/>1.48 <text:s text:c="3"/>3.4 <text:s/>10.2 <text:s text:c="2"/>19 <text:s text:c="2"/>160 <text:s text:c="4"/>2.8 <text:s text:c="3"/>6.3</text:p>
      <text:p text:style-name="P3">walnuts, chopped <text:s text:c="10"/>0.49 <text:s/>2.05 <text:s text:c="3"/>2.4 <text:s text:c="2"/>7.3 <text:s text:c="2"/>13 <text:s text:c="2"/>115 <text:s text:c="4"/>3.9 <text:s text:c="3"/>8.7</text:p>
      <text:p text:style-name="P3">walnuts, ground <text:s text:c="11"/>0.36 <text:s/>2.78 <text:s text:c="3"/>1.8 <text:s text:c="2"/>5.4 <text:s text:c="2"/>10 <text:s text:c="3"/>85 <text:s text:c="4"/>5.3 <text:s text:c="2"/>11.8</text:p>
      <text:p text:style-name="P3">walnuts, shelled <text:s text:c="10"/>0.51 <text:s/>1.97 <text:s text:c="3"/>2.5 <text:s text:c="2"/>7.6 <text:s text:c="2"/>14 <text:s text:c="2"/>120 <text:s text:c="4"/>3.8 <text:s text:c="3"/>8.3</text:p>
      <text:p text:style-name="P3">water <text:s text:c="21"/>1.00 <text:s/>1.00 <text:s text:c="3"/>5.0 <text:s/>15.1 <text:s text:c="2"/>28 <text:s text:c="2"/>237 <text:s text:c="4"/>1.9 <text:s text:c="3"/>4.2</text:p>
      <text:p text:style-name="P3">wheat germ <text:s text:c="16"/>0.53 <text:s/>1.89 <text:s text:c="3"/>2.6 <text:s text:c="2"/>7.9 <text:s text:c="2"/>15 <text:s text:c="2"/>125 <text:s text:c="4"/>3.6 <text:s text:c="3"/>8.0</text:p>
      <text:p text:style-name="P3">wild rice <text:s text:c="17"/>0.61 <text:s/>1.63 <text:s text:c="3"/>3.1 <text:s text:c="2"/>9.2 <text:s text:c="2"/>17 <text:s text:c="2"/>145 <text:s text:c="4"/>3.1 <text:s text:c="3"/>6.9</text:p>
      <text:p text:style-name="P6">yeast, active dry <text:s text:c="9"/>1.23 <text:s/>0.81 <text:s text:c="3"/>6.1 <text:s/>18.4 <text:s text:c="2"/>34 <text:s text:c="2"/>290 <text:s text:c="4"/>1.6 <text:s text:c="3"/>3.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13:03:16.447026044</meta:creation-date>
    <dc:date>2015-01-10T13:08:59.696040924</dc:date>
    <meta:editing-duration>PT3M58S</meta:editing-duration>
    <meta:editing-cycles>3</meta:editing-cycles>
    <meta:generator>LibreOffice/4.2.7.2$Linux_X86_64 LibreOffice_project/420m0$Build-2</meta:generator>
    <meta:print-date>2015-01-10T13:07:19.496334445</meta:print-date>
    <meta:document-statistic meta:table-count="0" meta:image-count="0" meta:object-count="0" meta:page-count="6" meta:paragraph-count="205" meta:word-count="1971" meta:character-count="15411" meta:non-whitespace-character-count="7979"/>
  </office:meta>
</office:document-meta>
</file>